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nding-the-square-of-the-hypotenuse"/>Finding the square of the hypotenuse</text:h>
      <text:p text:style-name="Text_20_body">This question is simpler than how it may sound. In fact, it is a direct result from the Pythagoras' Theorem!</text:p>
      <text:p text:style-name="Text_20_body">To find the hypotenuse of a right triangle, we will use the following variables: <text:bookmark text:name="MathJax-Element-1-Frame"/><text:bookmark text:name="MathJax-Span-1"/><text:bookmark text:name="MathJax-Span-2"/><text:bookmark text:name="MathJax-Span-3"/><text:span text:style-name="T1">a</text:span></text:p>
      <text:p text:style-name="Text_20_body"><text:bookmark text:name="MathJax-Element-2-Frame"/><text:bookmark text:name="MathJax-Span-4"/><text:bookmark text:name="MathJax-Span-5"/><text:bookmark text:name="MathJax-Span-6"/><text:span text:style-name="T1">b</text:span> and <text:bookmark text:name="MathJax-Element-3-Frame"/><text:bookmark text:name="MathJax-Span-7"/><text:bookmark text:name="MathJax-Span-8"/><text:bookmark text:name="MathJax-Span-9"/><text:span text:style-name="T1">c</text:span>, where <text:bookmark text:name="MathJax-Element-4-Frame"/><text:bookmark text:name="MathJax-Span-10"/><text:bookmark text:name="MathJax-Span-11"/><text:bookmark text:name="MathJax-Span-12"/><text:span text:style-name="T1">c</text:span></text:p>
      <text:p text:style-name="Text_20_body">is the hypotenuse.</text:p>
      <text:p text:style-name="Text_20_body">The formula for finding <text:bookmark text:name="MathJax-Element-5-Frame"/><text:bookmark text:name="MathJax-Span-13"/><text:bookmark text:name="MathJax-Span-14"/><text:bookmark text:name="MathJax-Span-15"/><text:span text:style-name="T1">c</text:span></text:p>
      <text:p text:style-name="Text_20_body">, given <text:bookmark text:name="MathJax-Element-6-Frame"/><text:bookmark text:name="MathJax-Span-16"/><text:bookmark text:name="MathJax-Span-17"/><text:bookmark text:name="MathJax-Span-18"/><text:span text:style-name="T1">a</text:span> and <text:bookmark text:name="MathJax-Element-7-Frame"/><text:bookmark text:name="MathJax-Span-19"/><text:bookmark text:name="MathJax-Span-20"/><text:bookmark text:name="MathJax-Span-21"/><text:span text:style-name="T1">b</text:span> is simply <text:bookmark text:name="MathJax-Element-8-Frame"/><text:bookmark text:name="MathJax-Span-22"/><text:bookmark text:name="MathJax-Span-23"/><text:bookmark text:name="MathJax-Span-24"/><text:bookmark text:name="MathJax-Span-25"/><text:span text:style-name="T1">a</text:span><text:bookmark text:name="MathJax-Span-26"/><text:span text:style-name="T2">2</text:span><text:bookmark text:name="MathJax-Span-27"/><text:span text:style-name="T2">+</text:span><text:bookmark text:name="MathJax-Span-28"/><text:bookmark text:name="MathJax-Span-29"/><text:span text:style-name="T1">b</text:span><text:bookmark text:name="MathJax-Span-30"/><text:span text:style-name="T2">2</text:span><text:bookmark text:name="MathJax-Span-31"/><text:span text:style-name="T2">=</text:span><text:bookmark text:name="MathJax-Span-32"/><text:bookmark text:name="MathJax-Span-33"/><text:span text:style-name="T1">c</text:span><text:bookmark text:name="MathJax-Span-34"/><text:span text:style-name="T2">2</text:span> since we need to find the "square of the hypotenuse" which is <text:bookmark text:name="MathJax-Element-9-Frame"/><text:bookmark text:name="MathJax-Span-35"/><text:bookmark text:name="MathJax-Span-36"/><text:bookmark text:name="MathJax-Span-37"/><text:bookmark text:name="MathJax-Span-38"/><text:span text:style-name="T1">c</text:span><text:bookmark text:name="MathJax-Span-39"/><text:span text:style-name="T2">2</text:span></text:p>
      <text:p text:style-name="Text_20_body">, so we save ourselves the trouble of doing a square root.</text:p>
      <text:p text:style-name="Text_20_body">First we are assigned with two given values for the legs of a right triangle, for example,</text:p>
      <text:p text:style-name="Preformatted_20_Text">a = 222</text:p>
      <text:p text:style-name="P1">b = 365</text:p>
      <text:p text:style-name="Text_20_body">Then we can now write a basic expression and print out the result</text:p>
      <text:p text:style-name="Preformatted_20_Text">c_squared = a*a + b*b</text:p>
      <text:p text:style-name="P1">print c_squared</text:p>
      <text:p text:style-name="Text_20_body">Alternatively, you can also use the Python's power operator.</text:p>
      <text:p text:style-name="Preformatted_20_Text">c_squared = a**2 + b**2</text:p>
      <text:p text:style-name="P1">print c_squa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44.442000000</meta:creation-date>
    <dc:date>2016-11-06T12:42:22.890000000</dc:date>
    <meta:editing-duration>PT39S</meta:editing-duration>
    <meta:editing-cycles>1</meta:editing-cycles>
    <meta:document-statistic meta:table-count="0" meta:image-count="0" meta:object-count="0" meta:page-count="1" meta:paragraph-count="17" meta:word-count="146" meta:character-count="745" meta:non-whitespace-character-count="616"/>
    <meta:generator>LibreOffice/5.1.5.2$Windows_x86 LibreOffice_project/7a864d8825610a8c07cfc3bc01dd4fce6a9447e5</meta:generator>
  </office:meta>
</office:document-meta>
</file>